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Next1" svg:font-family="'Avenir Next'"/>
    <style:font-face style:name="Avenir Next2" svg:font-family="'Avenir Next'" style:font-adornments="Regular"/>
    <style:font-face style:name="Ubuntu Mono3" svg:font-family="'Ubuntu Mono'"/>
    <style:font-face style:name="Ubuntu Mono4" svg:font-family="'Ubuntu Mono'" style:font-adornments="Regular"/>
    <style:font-face style:name="Ubuntu Mono1" svg:font-family="'Ubuntu Mono'" style:font-pitch="fixed"/>
    <style:font-face style:name="Ubuntu Mono2" svg:font-family="'Ubuntu Mono'" style:font-adornments="Regular" style:font-pitch="fixed"/>
    <style:font-face style:name="Avenir Next" svg:font-family="'Avenir Next'" style:font-pitch="variable"/>
    <style:font-face style:name="Avenir Next Condensed" svg:font-family="'Avenir Next Condensed'" style:font-pitch="variable"/>
    <style:font-face style:name="Avenir Next Condensed1" svg:font-family="'Avenir Next Condensed'" style:font-adornments="Regular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00d8ff" draw:marker-start-width="0.355cm" draw:marker-end="Arrow" draw:marker-end-width="0.279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ffffff" draw:marker-start-width="0.355cm" draw:marker-end-width="0.355cm" draw:stroke-linejoin="miter" draw:fill-color="#ffffff" draw:textarea-horizontal-align="justify" draw:textarea-vertical-align="middle" draw:auto-grow-height="false" fo:min-height="1.649cm" fo:min-width="4.193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3f90" draw:marker-start-width="0.355cm" draw:marker-end-width="0.355cm" draw:fill-color="#a6efe3" draw:textarea-horizontal-align="justify" draw:textarea-vertical-align="middle" draw:auto-grow-height="false" fo:min-height="0.388cm" fo:min-width="3.186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3f90" draw:marker-start-width="0.355cm" draw:marker-end-width="0.355cm" draw:fill-color="#87ddec" draw:textarea-horizontal-align="justify" draw:textarea-vertical-align="middle" draw:auto-grow-height="false" fo:min-height="0.388cm" fo:min-width="3.186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3f90" draw:marker-start-width="0.355cm" draw:marker-end-width="0.355cm" draw:fill-color="#a6efe3" draw:textarea-horizontal-align="justify" draw:textarea-vertical-align="middle" draw:auto-grow-height="false" fo:min-height="0.503cm" fo:min-width="3.174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ffffff" draw:marker-start-width="0.355cm" draw:marker-end-width="0.355cm" draw:stroke-linejoin="miter" draw:fill-color="#ffffff" draw:textarea-horizontal-align="left" draw:textarea-vertical-align="middle" draw:auto-grow-height="false" fo:min-height="1.649cm" fo:min-width="4.193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3f90" draw:marker-start-width="0.355cm" draw:marker-end-width="0.355cm" draw:fill-color="#a6efe3" draw:textarea-horizontal-align="justify" draw:textarea-vertical-align="middle" draw:auto-grow-height="false" fo:min-height="0.503cm" fo:min-width="5.503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3f90" draw:marker-start-width="0.355cm" draw:marker-end-width="0.355cm" draw:fill-color="#87ddec" draw:textarea-horizontal-align="justify" draw:textarea-vertical-align="middle" draw:auto-grow-height="false" fo:min-height="0.503cm" fo:min-width="3.173c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3f90" draw:marker-start-width="0.355cm" draw:marker-end-width="0.355cm" draw:fill-color="#87ddec" draw:textarea-horizontal-align="justify" draw:textarea-vertical-align="middle" draw:auto-grow-height="false" fo:min-height="0.503cm" fo:min-width="3.174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fo:text-align="start"/>
      <style:text-properties style:font-name="Ubuntu Mono2" fo:font-size="24pt" style:font-size-asian="24pt" style:font-size-complex="24pt"/>
    </style:style>
    <style:style style:name="P4" style:family="paragraph">
      <style:paragraph-properties fo:text-align="center"/>
      <style:text-properties fo:font-size="24pt" style:font-size-asian="18pt" style:font-size-complex="18pt"/>
    </style:style>
    <style:style style:name="P5" style:family="paragraph">
      <loext:graphic-properties draw:fill-color="#a6efe3"/>
      <style:paragraph-properties fo:text-align="center"/>
      <style:text-properties style:font-name="Ubuntu Mono2" fo:font-size="24pt" style:font-size-asian="18pt" style:font-size-complex="18pt"/>
    </style:style>
    <style:style style:name="P6" style:family="paragraph">
      <loext:graphic-properties draw:fill-color="#87ddec"/>
      <style:paragraph-properties fo:text-align="center"/>
      <style:text-properties style:font-name="Ubuntu Mono2" fo:font-size="24pt" style:font-size-asian="18pt" style:font-size-complex="18pt"/>
    </style:style>
    <style:style style:name="P7" style:family="paragraph">
      <loext:graphic-properties draw:fill-color="#a6efe3"/>
      <style:paragraph-properties fo:text-align="start"/>
      <style:text-properties style:font-name="Ubuntu Mono2" fo:font-size="24pt" style:font-size-asian="24pt" style:font-size-complex="24pt"/>
    </style:style>
    <style:style style:name="T1" style:family="text">
      <style:text-properties style:font-name="Ubuntu Mono4" fo:font-size="24pt" style:font-name-asian="Ubuntu Mono4" style:font-size-asian="24pt" style:font-name-complex="Ubuntu Mono4" style:font-size-complex="24pt"/>
    </style:style>
    <style:style style:name="T2" style:family="text">
      <style:text-properties style:font-name="Ubuntu Mono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5.592cm" svg:y1="12.817cm" svg:x2="16.608cm" svg:y2="11.674cm">
          <text:p/>
        </draw:line>
        <draw:line draw:style-name="gr1" draw:text-style-name="P1" draw:layer="layout" svg:x1="15.592cm" svg:y1="11.674cm" svg:x2="16.595cm" svg:y2="11.688cm">
          <text:p/>
        </draw:line>
        <draw:line draw:style-name="gr1" draw:text-style-name="P1" draw:layer="layout" svg:x1="15.58cm" svg:y1="4.375cm" svg:x2="16.583cm" svg:y2="4.389cm">
          <text:p/>
        </draw:line>
        <draw:line draw:style-name="gr1" draw:text-style-name="P1" draw:layer="layout" svg:x1="15.568cm" svg:y1="5.476cm" svg:x2="16.571cm" svg:y2="5.49cm">
          <text:p/>
        </draw:line>
        <draw:custom-shape draw:style-name="gr2" draw:text-style-name="P3" draw:layer="layout" svg:width="4.953cm" svg:height="2.159cm" svg:x="0.986cm" svg:y="3.81cm">
          <text:p text:style-name="P2"><text:span text:style-name="T1">x = 3.14</text:span></text:p>
          <text:p text:style-name="P2"><text:span text:style-name="T1">y = 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.81cm" svg:height="0.762cm" svg:x="16.592cm" svg:y="3.991cm">
          <text:p text:style-name="P4"><text:span text:style-name="T2">3.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3.81cm" svg:height="0.762cm" svg:x="11.782cm" svg:y="3.991cm">
          <text:p text:style-name="P4"><text:span text:style-name="T2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81cm" svg:height="0.889cm" svg:x="16.592cm" svg:y="5.053cm">
          <text:p text:style-name="P4"><text:span text:style-name="T2">3.14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3.81cm" svg:height="0.762cm" svg:x="11.782cm" svg:y="5.053cm">
          <text:p text:style-name="P4"><text:span text:style-name="T2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4.953cm" svg:height="2.159cm" svg:x="0.986cm" svg:y="11.11cm">
          <text:p text:style-name="P2"><text:span text:style-name="T1">x = [ 1, 2, 3, 4</text:span><text:span text:style-name="T1"> ]</text:span></text:p>
          <text:p text:style-name="P2"><text:span text:style-name="T1">y = 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6.139cm" svg:height="0.889cm" svg:x="16.59cm" svg:y="11.291cm">
          <text:p text:style-name="P4"><text:span text:style-name="T2">[ 1, 2, 3, 4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.809cm" svg:height="0.889cm" svg:x="11.782cm" svg:y="11.291cm">
          <text:p text:style-name="P4"><text:span text:style-name="T2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3.81cm" svg:height="0.889cm" svg:x="11.786cm" svg:y="12.373cm">
          <text:p text:style-name="P4"><text:span text:style-name="T2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5.58cm" svg:y1="7.875cm" svg:x2="16.583cm" svg:y2="7.889cm">
          <text:p/>
        </draw:line>
        <draw:line draw:style-name="gr1" draw:text-style-name="P1" draw:layer="layout" svg:x1="15.568cm" svg:y1="8.976cm" svg:x2="16.571cm" svg:y2="8.99cm">
          <text:p/>
        </draw:line>
        <draw:custom-shape draw:style-name="gr6" draw:text-style-name="P3" draw:layer="layout" svg:width="4.953cm" svg:height="2.159cm" svg:x="0.986cm" svg:y="7.31cm">
          <text:p text:style-name="P2"><text:span text:style-name="T1">x = </text:span><text:span text:style-name="T1">'good advice'</text:span></text:p>
          <text:p text:style-name="P2"><text:span text:style-name="T1">y = 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6.139cm" svg:height="0.889cm" svg:x="16.59cm" svg:y="7.491cm">
          <text:p text:style-name="P2"><text:span text:style-name="T1">'good advice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.809cm" svg:height="0.889cm" svg:x="11.782cm" svg:y="7.491cm">
          <text:p text:style-name="P4"><text:span text:style-name="T2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6.139cm" svg:height="0.889cm" svg:x="16.59cm" svg:y="8.553cm">
          <text:p text:style-name="P2"><text:span text:style-name="T1">'good advice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.809cm" svg:height="0.889cm" svg:x="11.782cm" svg:y="8.553cm">
          <text:p text:style-name="P4"><text:span text:style-name="T2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5.58cm" svg:y1="4.375cm" svg:x2="16.583cm" svg:y2="4.389cm">
          <text:p/>
        </draw:line>
        <draw:line draw:style-name="gr1" draw:text-style-name="P1" draw:layer="layout" svg:x1="15.568cm" svg:y1="5.476cm" svg:x2="16.571cm" svg:y2="5.49cm">
          <text:p/>
        </draw:line>
        <draw:custom-shape draw:style-name="gr6" draw:text-style-name="P3" draw:layer="layout" svg:width="4.953cm" svg:height="2.159cm" svg:x="0.986cm" svg:y="3.81cm">
          <text:p text:style-name="P2"><text:span text:style-name="T1">x = 3.14</text:span></text:p>
          <text:p text:style-name="P2"><text:span text:style-name="T1">y = 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81cm" svg:height="0.889cm" svg:x="16.592cm" svg:y="3.991cm">
          <text:p text:style-name="P4"><text:span text:style-name="T2">3.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3.81cm" svg:height="0.889cm" svg:x="11.782cm" svg:y="3.991cm">
          <text:p text:style-name="P4"><text:span text:style-name="T2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3.81cm" svg:height="0.889cm" svg:x="11.782cm" svg:y="5.053cm">
          <text:p text:style-name="P4"><text:span text:style-name="T2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5.592cm" svg:y1="16.217cm" svg:x2="16.608cm" svg:y2="15.074cm">
          <text:p/>
        </draw:line>
        <draw:line draw:style-name="gr1" draw:text-style-name="P1" draw:layer="layout" svg:x1="15.592cm" svg:y1="15.074cm" svg:x2="16.595cm" svg:y2="15.088cm">
          <text:p/>
        </draw:line>
        <draw:custom-shape draw:style-name="gr6" draw:text-style-name="P3" draw:layer="layout" svg:width="4.953cm" svg:height="2.159cm" svg:x="0.986cm" svg:y="14.51cm">
          <text:p text:style-name="P2"><text:span text:style-name="T1">x = </text:span><text:span text:style-name="T1">[ 1, 2, </text:span><text:span text:style-name="T1">3, 4</text:span><text:span text:style-name="T1"> ]</text:span></text:p>
          <text:p text:style-name="P2"><text:span text:style-name="T1">y = x</text:span></text:p>
          <text:p text:style-name="P2"><text:span text:style-name="T1">x[-1] = </text:span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6.139cm" svg:height="0.889cm" svg:x="16.59cm" svg:y="14.691cm">
          <text:p text:style-name="P4"><text:span text:style-name="T2">[ 1, 2, </text:span><text:span text:style-name="T2">3, 2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.809cm" svg:height="0.889cm" svg:x="11.782cm" svg:y="14.691cm">
          <text:p text:style-name="P4"><text:span text:style-name="T2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3.81cm" svg:height="0.889cm" svg:x="11.786cm" svg:y="15.773cm">
          <text:p text:style-name="P4"><text:span text:style-name="T2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Next1" svg:font-family="'Avenir Next'"/>
    <style:font-face style:name="Avenir Next2" svg:font-family="'Avenir Next'" style:font-adornments="Regular"/>
    <style:font-face style:name="Ubuntu Mono3" svg:font-family="'Ubuntu Mono'"/>
    <style:font-face style:name="Ubuntu Mono4" svg:font-family="'Ubuntu Mono'" style:font-adornments="Regular"/>
    <style:font-face style:name="Ubuntu Mono1" svg:font-family="'Ubuntu Mono'" style:font-pitch="fixed"/>
    <style:font-face style:name="Ubuntu Mono2" svg:font-family="'Ubuntu Mono'" style:font-adornments="Regular" style:font-pitch="fixed"/>
    <style:font-face style:name="Avenir Next" svg:font-family="'Avenir Next'" style:font-pitch="variable"/>
    <style:font-face style:name="Avenir Next Condensed" svg:font-family="'Avenir Next Condensed'" style:font-pitch="variable"/>
    <style:font-face style:name="Avenir Next Condensed1" svg:font-family="'Avenir Next Condensed'" style:font-adornments="Regular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9T10:18:22.585913310</meta:creation-date>
    <dc:date>2016-08-01T13:47:12.269301647</dc:date>
    <meta:editing-duration>PT3H39M16S</meta:editing-duration>
    <meta:editing-cycles>5</meta:editing-cycles>
    <meta:generator>LibreOffice/5.1.5.2$Linux_X86_64 LibreOffice_project/10m0$Build-2</meta:generator>
    <meta:document-statistic meta:object-count="32"/>
  </office:meta>
</office:document-meta>
</file>